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font-weight="bold" officeooo:rsid="001e2382" officeooo:paragraph-rsid="001e2382" style:font-size-asian="20pt" style:font-weight-asian="bold" style:font-size-complex="20pt" style:font-weight-complex="bold"/>
    </style:style>
    <style:style style:name="P2" style:family="paragraph" style:parent-style-name="Standard">
      <style:text-properties fo:font-weight="bold" officeooo:rsid="001e2382" officeooo:paragraph-rsid="001e2382" style:font-weight-asian="bold" style:font-weight-complex="bold"/>
    </style:style>
    <style:style style:name="P3" style:family="paragraph" style:parent-style-name="Standard">
      <style:text-properties fo:font-size="14pt" fo:font-weight="bold" officeooo:rsid="001e2382" officeooo:paragraph-rsid="001e2382" style:font-size-asian="14pt" style:font-weight-asian="bold" style:font-size-complex="14pt" style:font-weight-complex="bold"/>
    </style:style>
    <style:style style:name="P4" style:family="paragraph" style:parent-style-name="Standard">
      <style:text-properties officeooo:rsid="001e2382" officeooo:paragraph-rsid="001e2382"/>
    </style:style>
    <style:style style:name="P5" style:family="paragraph" style:parent-style-name="Standard">
      <style:text-properties fo:font-weight="bold" officeooo:rsid="003eece7" officeooo:paragraph-rsid="003eece7" style:font-weight-asian="bold" style:font-weight-complex="bold"/>
    </style:style>
    <style:style style:name="P6" style:family="paragraph" style:parent-style-name="Standard">
      <style:text-properties officeooo:rsid="003eece7" officeooo:paragraph-rsid="003eece7"/>
    </style:style>
    <style:style style:name="P7" style:family="paragraph" style:parent-style-name="Standard">
      <style:text-properties style:font-name="Liberation Mono" officeooo:rsid="001e2382" officeooo:paragraph-rsid="001e2382"/>
    </style:style>
    <style:style style:name="P8" style:family="paragraph" style:parent-style-name="Text_20_body">
      <style:text-properties officeooo:rsid="001e2382" officeooo:paragraph-rsid="001e2382"/>
    </style:style>
    <style:style style:name="P9" style:family="paragraph" style:parent-style-name="Text_20_body" style:list-style-name="L1">
      <style:text-properties officeooo:rsid="001e2382"/>
    </style:style>
    <style:style style:name="P10" style:family="paragraph" style:parent-style-name="Text_20_body">
      <style:text-properties officeooo:rsid="001e2382"/>
    </style:style>
    <style:style style:name="P11" style:family="paragraph" style:parent-style-name="Standard">
      <style:text-properties officeooo:rsid="001e2382" officeooo:paragraph-rsid="00265e75"/>
    </style:style>
    <style:style style:name="P12" style:family="paragraph" style:parent-style-name="Standard">
      <style:text-properties fo:font-weight="normal" officeooo:rsid="001e2382" officeooo:paragraph-rsid="001e2382" style:font-weight-asian="normal" style:font-weight-complex="normal"/>
    </style:style>
    <style:style style:name="P13" style:family="paragraph" style:parent-style-name="Standard">
      <style:text-properties officeooo:rsid="001e2382" officeooo:paragraph-rsid="003a7239"/>
    </style:style>
    <style:style style:name="P14" style:family="paragraph" style:parent-style-name="Standard">
      <style:text-properties officeooo:rsid="00183ca8" officeooo:paragraph-rsid="00183ca8"/>
    </style:style>
    <style:style style:name="T1" style:family="text">
      <style:text-properties fo:font-weight="bold" style:font-weight-asian="bold" style:font-weight-complex="bold"/>
    </style:style>
    <style:style style:name="T2" style:family="text">
      <style:text-properties style:font-name="Liberation Mono"/>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xmox VE Deployment and Management</text:p>
      <text:p text:style-name="P2"/>
      <text:p text:style-name="P3">1. Architecture of Proxmox VE (with a focus on a single server deployment)</text:p>
      <text:p text:style-name="P4"/>
      <text:p text:style-name="P2">At the bottom: hardware and the Debian base</text:p>
      <text:p text:style-name="P4">Proxmox VE is deployed as a Debian-based operating system (there’s an installer ISO that installs a Debian derivative with Proxmox packages and a tuned kernel). That means the host is a normal Linux machine: you see disks, network interfaces, systemd services, kernel modules, and the usual tooling. The Proxmox distribution adds a virtualization-tuned kernel (pve-kernel) and a set of management packages on top of Debian. Treat the physical server like “Linux first”: a lot of behavior (ZFS, device handling, VLANs, bridges) is controlled by Linux subsystems.</text:p>
      <text:p text:style-name="P4"/>
      <text:p text:style-name="P2">The virtualization layer: KVM/QEMU and LXC</text:p>
      <text:p text:style-name="P4">Proxmox supports two virtualization technologies simultaneously. For full machine virtualization it uses QEMU with KVM acceleration (so guest OSes like Windows or any Linux distro run as full VMs). For lightweight Linux virtualization it uses LXC (containers) which share the host kernel and are much more efficient for Linux workloads. You choose per workload: heavy isolation / non-Linux guests → KVM; many small Linux services → LXC. Both are first-class citizens in the Proxmox UI and CLI.</text:p>
      <text:p text:style-name="P4"/>
      <text:p text:style-name="P2">Management services (what runs on the host)</text:p>
      <text:p text:style-name="P4">A single Proxmox node runs a set of daemons that provide the UI, REST API, and cluster-awareness (the latter still matters even for one node):</text:p>
      <text:p text:style-name="P4">* <text:span text:style-name="T1">pvedaemon</text:span> — the main service implementing the REST API and handling privileged operations. Most UI actions and CLI tooling talk to this.</text:p>
      <text:p text:style-name="P4"/>
      <text:p text:style-name="P4">* <text:span text:style-name="T1">pveproxy</text:span> — reverse proxy / frontend for the web UI (HTTPS on 8006), forwarding requests to pvedaemon.</text:p>
      <text:p text:style-name="P4"/>
      <text:p text:style-name="P4">* <text:span text:style-name="T1">pve-manager</text:span> — packaging that coordinates management tasks and integrates the UI.</text:p>
      <text:p text:style-name="P4"/>
      <text:p text:style-name="P4">* <text:span text:style-name="T1">pvestatd</text:span>, <text:span text:style-name="T1">pve-firewall</text:span>, and other small daemons that gather state and enforce policy.</text:p>
      <text:p text:style-name="P4"/>
      <text:p text:style-name="P4">* <text:span text:style-name="T1">pmxcfs</text:span> (Proxmox Cluster File System) — a database-backed pseudo-filesystem mounted at <text:span text:style-name="T1">/etc/pve</text:span> that stores configuration for VMs, containers, storage, networks, and more. Even on a single node `/etc/pve` is present (pmxcfs runs in “local” mode until you join more nodes). This centralized config file system is what lets multiple nodes share the same view when you later cluster; on a single server it’s still the authoritative place for VM definitions. </text:p>
      <text:p text:style-name="P4"/>
      <text:p text:style-name="P2">How the control plane talks to the compute plane</text:p>
      <text:p text:style-name="P4">When you click “Start VM” in the GUI, the UI issues a REST call to `pvedaemon`, which writes or reads configuration from `/etc/pve` (pmxcfs), and then the relevant systemd units or QEMU processes are created on the host. For LXC containers, Proxmox uses the kernel’s user namespaces and cgroups to create container processes. For QEMU/KVM, Proxmox spawns QEMU processes with the appropriate disk images and virtual devices. The management layer orchestrates storage access (LVM volumes, ZFS datasets, file images), networking (Linux bridges, VLANs), and snapshots/backups where configured.</text:p>
      <text:p text:style-name="P4"/>
      <text:p text:style-name="P4"/>
      <text:p text:style-name="P4"/>
      <text:p text:style-name="P4"/>
      <text:p text:style-name="P2"><text:soft-page-break/>Storage in a single-node setup</text:p>
      <text:p text:style-name="P4">Storage choices are one of the most important architecture decisions for a single host:</text:p>
      <text:p text:style-name="P4">* Local directory storage (a filesystem like ext4 or XFS) with disk images in `local` or `local-lvm`. Simple, easy to understand.</text:p>
      <text:p text:style-name="P4"/>
      <text:p text:style-name="P4">* LVM/LVM-Thin for block device-backed VMs: works well for performance and snapshot workflows but requires planning for volume sizes.</text:p>
      <text:p text:style-name="P4"/>
      <text:p text:style-name="P4">* ZFS on Linux: popular for single-node deployments because it gives integrated volume management, checksums, compression, snapshots, and easy replication. Many people run Proxmox with the root filesystem on ZFS for disk safety and snapshots. ZFS is particularly convenient on single servers because it provides many features that distributed storage would otherwise provide.</text:p>
      <text:p text:style-name="P4"/>
      <text:p text:style-name="P4">* Network/storage targets (NFS, iSCSI, Ceph): Ceph and distributed storage are generally helpful in clusters; for a single node Ceph is not practical (Ceph needs multiple nodes for redundancy). NFS or iSCSI from a NAS/SAN are common if you want external shared storage.</text:p>
      <text:p text:style-name="P4"/>
      <text:p text:style-name="P2">Networking: Linux bridges and optional OVS</text:p>
      <text:p text:style-name="P4">Proxmox networking builds on Linux: the typical pattern is to create Linux bridges (like `vmbr0`) bound to physical NICs. Virtual NICs for VMs/containers are attached to these bridges. You can do VLAN tagging on the interfaces, bond multiple NICs for LACP, and use Open vSwitch if you need more advanced virtual switching. In short: networking uses standard Linux tools under the hood, and Proxmox exposes common patterns in the UI. For single-node setups, a single bridge with proper VLAN and firewall rules is often all you need.</text:p>
      <text:p text:style-name="P4"/>
      <text:p text:style-name="P2">Configuration store and clustering implications (pmxcfs &amp; corosync)</text:p>
      <text:p text:style-name="P4">`/etc/pve` is not just a directory — it’s a clustered configuration store backed by pmxcfs. In single-node mode it lives locally, but the file layout and API are identical to a clustered environment. When you later add nodes, Proxmox replicates pmxcfs changes using Corosync. So architecturally, the single-node config model is already “cluster-ready”, which is why the same management workflow works regardless of scale. Corosync itself (used for cluster communication) is only relevant when you have multiple nodes; in single-server deployments you won’t rely on Corosync for quorum or messaging.</text:p>
      <text:p text:style-name="P4"/>
      <text:p text:style-name="P2">Backup and snapshots</text:p>
      <text:p text:style-name="P4">A single node has several backup options: live snapshots (depending on filesystem and storage type), `vzdump` based backups, and integration with Proxmox Backup Server (a separate product that handles deduplicated, incremental backups). If you run ZFS you can use ZFS snapshots for fast point-in-time state, then send those snapshots to another machine. Backups should be stored off-host (or on a separate storage device) because a single node is a single point of failure.</text:p>
      <text:p text:style-name="P4"/>
      <text:p text:style-name="P2">Security model and access control</text:p>
      <text:p text:style-name="P4">Proxmox uses a role-based access control (RBAC) system. Authentication can be local (PAM), LDAP, or Active Directory (via realms). The firewall is integrated and you can apply rules at datacenter, node, and VM/container level. The web UI is served over HTTPS and all API calls are authenticated; the CLI tooling uses the same API under the hood. Keep `root` access limited and use least-privilege roles for service accounts.</text:p>
      <text:p text:style-name="P4"/>
      <text:p text:style-name="P4"/>
      <text:p text:style-name="P4"/>
      <text:p text:style-name="P4"/>
      <text:p text:style-name="P4"/>
      <text:p text:style-name="P2"><text:soft-page-break/>Operational notes for a single server</text:p>
      <text:p text:style-name="P4">Because you’re on one host, design for the single point-of-failure: keep backups off-host; if you need high availability, add nodes (HA requires at least 3 nodes for safe quorum in most cases). Here are a few practical recommendations you’ll appreciate when building a single-node Proxmox host:</text:p>
      <text:p text:style-name="P4"/>
      <text:p text:style-name="P4">* Consider ZFS for the root and VM storage if you want checksumming, snapshots, and simple volume management on one machine. ZFS increases memory needs—plan RAM accordingly (ZFS prefers more memory).</text:p>
      <text:p text:style-name="P4"/>
      <text:p text:style-name="P4">* Put your Proxmox install on a dedicated disk, and keep backups on separate media or network storage.</text:p>
      <text:p text:style-name="P4"/>
      <text:p text:style-name="P4">* Use Linux bridges for VM networking; add VLANs only if you’re comfortable with routing and switch configurations.</text:p>
      <text:p text:style-name="P4"/>
      <text:p text:style-name="P4">* Keep the Proxmox packages up to date from the official repos for security and bug fixes; test kernel upgrades in a lab first.</text:p>
      <text:p text:style-name="P4"/>
      <text:p text:style-name="P4">* If you later add nodes, you’ll essentially be enabling Corosync and pmxcfs will replicate `/etc/pve` across nodes — the transition from single to multi-node is designed to be smooth.</text:p>
      <text:p text:style-name="P4"/>
      <text:p text:style-name="P2">Single-node limitations and what changes when you scale</text:p>
      <text:p text:style-name="P4">On a single node you get everything Proxmox offers for managing VMs and containers, but you don’t get cluster-level high availability, live migration (no other nodes to migrate to), or distributed storage redundancy (Ceph requires multiple hosts). Architecturally the software is the same — the difference is the presence or absence of the cluster layer and external shared storage. That’s why many people start on a single node (to learn and run small workloads) and then scale to a cluster when they need HA and migr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2. Installing and setting up Proxmox VE (system requirements, installation updates and network configuration)</text:p>
      <text:p text:style-name="P4"/>
      <text:p text:style-name="P2">1. System requirements — what Proxmox VE needs to run smoothly</text:p>
      <text:p text:style-name="P4">Proxmox VE is built on a Debian base and is designed to run on standard x86_64 server-class hardware. The platform is flexible enough that you can run it on everything from a workstation-class tower to an enterprise rack server, but it’s still important to understand what each hardware component contributes to the system’s stability and performance.</text:p>
      <text:p text:style-name="P4"/>
      <text:p text:style-name="P4">CPU</text:p>
      <text:p text:style-name="P4">At the heart of Proxmox’s compute layer is KVM, the Kernel-based Virtual Machine module in the Linux kernel. KVM requires hardware-assisted virtualization extensions:</text:p>
      <text:p text:style-name="P4">Intel VT-x or AMD-V for virtualization,</text:p>
      <text:p text:style-name="P4">and ideally Intel VT-d or AMD-Vi for IOMMU and device passthrough.</text:p>
      <text:p text:style-name="P4"/>
      <text:p text:style-name="P4">These extensions must be enabled in the BIOS/UEFI before installation. Without them, Proxmox can still run LXC containers (which use the host kernel directly) but will not be able to create fully virtualized machines.</text:p>
      <text:p text:style-name="P4"/>
      <text:p text:style-name="P4">For a single-node or small deployment, a modern quad-core CPU with virtualization support is sufficient. For larger workloads or mixed environments, more cores are better, as each virtual CPU presented to a VM consumes a host thread. Hyper-threading can help, though it doesn’t double real performance; consider it a 20–30% boost.</text:p>
      <text:p text:style-name="P4"/>
      <text:p text:style-name="P4">Memory (RAM)</text:p>
      <text:p text:style-name="P4">Proxmox itself doesn’t require much RAM to function — about 2 GB for the base OS and management daemons — but your virtual machines and containers will consume the bulk of it. A good rule of thumb is:</text:p>
      <text:p text:style-name="P4">* Reserve at least 2–4 GB for the Proxmox host itself,</text:p>
      <text:p text:style-name="P4">* Then allocate the rest to guests.</text:p>
      <text:p text:style-name="P4"/>
      <text:p text:style-name="P4">If you plan to use ZFS, increase that reserve: ZFS loves memory, and its ARC (Adaptive Replacement Cache) will use as much as you let it. Many administrators recommend a minimum of 8 GB total for a ZFS system, with 16 GB or more being ideal.</text:p>
      <text:p text:style-name="P4"/>
      <text:p text:style-name="P4">ECC (Error-Correcting Code) memory is recommended for production use, particularly with ZFS, to protect against silent data corruption.</text:p>
      <text:p text:style-name="P4"/>
      <text:p text:style-name="P4">Storage</text:p>
      <text:p text:style-name="P4">Storage is arguably the most strategic choice during installation, because Proxmox supports multiple storage backends — each with its own implications for performance, redundancy, and flexibility.</text:p>
      <text:p text:style-name="P4"/>
      <text:p text:style-name="P4">You can install Proxmox VE on:</text:p>
      <text:p text:style-name="P4">* ZFS RAID (mirror, RAIDZ1/2/3): The installer can create a ZFS-based root filesystem. This is the most robust and flexible option for single-node systems, because it gives you snapshots, checksums, and easy replication.</text:p>
      <text:p text:style-name="P4">* LVM/LVM-thin over ext4 or XFS: A more traditional setup, less memory-hungry, simpler to manage.</text:p>
      <text:p text:style-name="P4">* Single disk (ext4/XFS): Fine for labs or testing environments.</text:p>
      <text:p text:style-name="P4"/>
      <text:p text:style-name="P4"><text:soft-page-break/>For production, SSDs are strongly recommended — at least for the system volume and for VM disks that need high IOPS. Using a pair of SSDs in a ZFS mirror is a very common layout for a single Proxmox node.</text:p>
      <text:p text:style-name="P4"/>
      <text:p text:style-name="P4">If you plan to expand later, remember that local disks can be combined with network storage (NFS, iSCSI, or Ceph) after installation, so your first setup doesn’t lock you in.</text:p>
      <text:p text:style-name="P4"/>
      <text:p text:style-name="P4">Network</text:p>
      <text:p text:style-name="P4">You’ll need at least one network interface, ideally a 1 GbE or 10 GbE NIC supported by Linux. Most modern Intel and Broadcom chips are supported out of the box.</text:p>
      <text:p text:style-name="P4">Proxmox will automatically create a **Linux bridge** (usually called `vmbr0`) during installation, linking your physical NIC (`eth0`, `enp3s0`, etc.) to the virtual network used by your guests.</text:p>
      <text:p text:style-name="P4"/>
      <text:p text:style-name="P4">For more complex setups — multiple VLANs, bonded links, or separate management networks — you can configure additional bridges later in `/etc/network/interfaces` or through the web GUI.</text:p>
      <text:p text:style-name="P4"/>
      <text:p text:style-name="P2">2. Installation — step by step</text:p>
      <text:p text:style-name="P4">The Proxmox VE installation process is straightforward thanks to the official ISO installer, which wraps Debian installation with additional Proxmox-specific configuration.</text:p>
      <text:p text:style-name="P4"/>
      <text:p text:style-name="P4">Obtaining the ISO</text:p>
      <text:p text:style-name="P4">Download the latest stable ISO image from the official [Proxmox VE website](https://www.proxmox.com/en/downloads). It’s typically around 1 GB and includes everything you need — no separate Debian installation is required. You can verify the SHA256 checksum to ensure integrity, then write the ISO to a USB stick using a tool like Rufus (Windows), Balena Etcher, or `dd` on Linux.</text:p>
      <text:p text:style-name="P4"/>
      <text:p text:style-name="P5">Burning with dd</text:p>
      <text:p text:style-name="P6">identify usb-debvice with <text:span text:style-name="T2">lsblk</text:span></text:p>
      <text:p text:style-name="P4">This command lists all storage devices and their partitions. Look for your USB stick by size and name — it will typically appear as <text:span text:style-name="Source_20_Text">/dev/sdb</text:span> or <text:span text:style-name="Source_20_Text">/dev/sdc</text:span>, depending on how many drives are attached. It’s critical to note the <text:span text:style-name="Strong_20_Emphasis">device name</text:span> (not a partition like <text:span text:style-name="Source_20_Text">/dev/sdb1</text:span>, but the root device <text:span text:style-name="Source_20_Text">/dev/sdb</text:span> itself). </text:p>
      <text:p text:style-name="P4"/>
      <text:p text:style-name="P4">Once confirmed, unmount any automatically mounted partitions on the USB drive: </text:p>
      <text:p text:style-name="P7">sudo umount /dev/sdb*</text:p>
      <text:p text:style-name="P4"/>
      <text:p text:style-name="P6">the dd command:</text:p>
      <text:p text:style-name="P7">sudo dd if=/path/to/your.iso of=/dev/sdb bs=4M status=progress oflag=sync</text:p>
      <text:p text:style-name="P4"/>
      <text:p text:style-name="P8">Here’s what each option does:</text:p>
      <text:list text:style-name="L1">
        <text:list-item>
          <text:p text:style-name="P9"><text:span text:style-name="Source_20_Text">if=</text:span> specifies the input file (your ISO).</text:p>
        </text:list-item>
        <text:list-item>
          <text:p text:style-name="P9"><text:span text:style-name="Source_20_Text">of=</text:span> designates the output device (your USB stick).</text:p>
        </text:list-item>
        <text:list-item>
          <text:p text:style-name="P9"><text:span text:style-name="Source_20_Text">bs=4M</text:span> sets the block size to 4 megabytes for faster copying.</text:p>
        </text:list-item>
        <text:list-item>
          <text:p text:style-name="P9"><text:span text:style-name="Source_20_Text">status=progress</text:span> gives you a live progress bar.</text:p>
        </text:list-item>
        <text:list-item>
          <text:p text:style-name="P9"><text:span text:style-name="Source_20_Text">oflag=sync</text:span> ensures data is written completely and safely to the device.</text:p>
        </text:list-item>
      </text:list>
      <text:p text:style-name="P10">When it finishes, you can safely eject the drive:</text:p>
      <text:p text:style-name="P7"><text:soft-page-break/>sudo eject /dev/sdb</text:p>
      <text:p text:style-name="P4"/>
      <text:p text:style-name="P4">1. Boot from the USB stick and select “Install Proxmox VE” in the boot menu.</text:p>
      <text:p text:style-name="P4">2. The installer loads the necessary modules and starts a graphical setup.</text:p>
      <text:p text:style-name="P4">3. Accept the EULA, then choose your target disk.</text:p>
      <text:p text:style-name="P11">* You’ll see an “Options” button where you can choose between ext4, XFS, ZFS (RAID0, mirror, RAIDZ, etc.), or LVM.</text:p>
      <text:p text:style-name="P11">* If you pick ZFS, you can choose mirror or RAIDZ configurations and tweak ashift for SSDs (set to 12).</text:p>
      <text:p text:style-name="P4">4. Select your country, time zone, and keyboard layout.</text:p>
      <text:p text:style-name="P4">5. Create the root password and optionally an email for notifications.</text:p>
      <text:p text:style-name="P4">6. Configure the management network — this is critical.</text:p>
      <text:p text:style-name="P4"/>
      <text:p text:style-name="P11">* You’ll specify the hostname (FQDN, e.g., `pve.localdomain`), management interface (like `enp3s0`), and IP configuration.</text:p>
      <text:p text:style-name="P11">* Static IP is strongly recommended, since dynamic addresses can break the cluster file system and API access.</text:p>
      <text:p text:style-name="P11"/>
      <text:p text:style-name="P12">7. Review the summary and start installation.</text:p>
      <text:p text:style-name="P4">Once it completes, the system reboots and you’ll see a prompt showing the management interface URL — usually `https://&lt;your-ip&gt;:8006`.</text:p>
      <text:p text:style-name="P4"/>
      <text:p text:style-name="P4">First login</text:p>
      <text:p text:style-name="P4">Access that URL from your browser. You’ll likely get a warning about a self-signed certificate; that’s normal until you replace it with your own SSL cert. Log in with `root@pam` and the password you set during installation. You now have the Proxmox web dashboard, the nerve center of your management plane.</text:p>
      <text:p text:style-name="P2">3. Installation updates — keeping the system current</text:p>
      <text:p text:style-name="P4">Immediately after installation, you’ll want to bring your system up to date. Proxmox VE is based on Debian, so it uses the same APT package management system. However, Proxmox maintains its own repositories.</text:p>
      <text:p text:style-name="P4"/>
      <text:p text:style-name="P4">When you install from the ISO, the `/etc/apt/sources.list` and `/etc/apt/sources.list.d/pve-enterprise.list` files are preconfigured for the Enterprise Repository, which requires a paid subscription. If you’re using Proxmox in a lab or non-commercial environment, you can instead enable the No-Subscription Repository. To do so, edit or create `/etc/apt/sources.list` and add:</text:p>
      <text:p text:style-name="P4"/>
      <text:p text:style-name="P7">deb http://download.proxmox.com/debian/pve bookworm pve-no-subscription</text:p>
      <text:p text:style-name="P4"/>
      <text:p text:style-name="P4">(Replace `bookworm` with the Debian codename your version uses, e.g. `bullseye` for older releases.)</text:p>
      <text:p text:style-name="P4"/>
      <text:p text:style-name="P4">Then run:</text:p>
      <text:p text:style-name="P7">apt update</text:p>
      <text:p text:style-name="P7">apt full-upgrade</text:p>
      <text:p text:style-name="P4"/>
      <text:p text:style-name="P4">This will fetch the latest kernel, security patches, and Proxmox management tools.</text:p>
      <text:p text:style-name="P4">It’s best practice to reboot after major kernel upgrades.</text:p>
      <text:p text:style-name="P4"/>
      <text:p text:style-name="P4">If you prefer a fully supported setup (which also includes tested updates and access to enterprise support), you can purchase a subscription and keep the enterprise repo active. Either way, keeping <text:soft-page-break/>Proxmox current is essential for security and stability — outdated kernels and daemons are common causes of weird behavior in virtualization stacks.</text:p>
      <text:p text:style-name="P4"/>
      <text:p text:style-name="P2">4. Network configuration — the foundation of connectivity</text:p>
      <text:p text:style-name="P4">Proper networking setup in Proxmox is crucial. The installer gives you a working base configuration, but understanding how it works will help you modify it for real-world environments.</text:p>
      <text:p text:style-name="P4"/>
      <text:p text:style-name="P4">Linux bridges — Proxmox’s virtual switches</text:p>
      <text:p text:style-name="P4"/>
      <text:p text:style-name="P4">The default installation creates a Linux bridge called `vmbr0`. You can think of this bridge as a built-in switch. Your physical NIC (`enp3s0`, for example) is connected to it, and both the host and all virtual machines can attach to it as if they were ports on the same network switch.</text:p>
      <text:p text:style-name="P4"/>
      <text:p text:style-name="P4">The host’s own management IP is assigned to the bridge, not the physical NIC — this is a common point of confusion for newcomers. For example, a default `/etc/network/interfaces` might look like:</text:p>
      <text:p text:style-name="P4"/>
      <text:p text:style-name="P7">auto lo</text:p>
      <text:p text:style-name="P7">iface lo inet loopback</text:p>
      <text:p text:style-name="P7"/>
      <text:p text:style-name="P7">iface enp3s0 inet manual</text:p>
      <text:p text:style-name="P7"/>
      <text:p text:style-name="P7">auto vmbr0</text:p>
      <text:p text:style-name="P7">iface vmbr0 inet static</text:p>
      <text:p text:style-name="P7"><text:s text:c="4"/>address 192.168.1.10/24</text:p>
      <text:p text:style-name="P7"><text:s text:c="4"/>gateway 192.168.1.1</text:p>
      <text:p text:style-name="P7"><text:s text:c="4"/>bridge-ports enp3s0</text:p>
      <text:p text:style-name="P7"><text:s text:c="4"/>bridge-stp off</text:p>
      <text:p text:style-name="P7"><text:s text:c="4"/>bridge-fd 0</text:p>
      <text:p text:style-name="P4"/>
      <text:p text:style-name="P4">Here, `enp3s0` is left in manual mode and is simply a port on the bridge. The host’s IP `192.168.1.10` belongs to `vmbr0`. Any VM attached to `vmbr0` gets connectivity to the same physical network.</text:p>
      <text:p text:style-name="P4"/>
      <text:p text:style-name="P2">Adding VLANs and additional bridges</text:p>
      <text:p text:style-name="P4">If your physical network uses VLAN tagging, you can extend the configuration easily:</text:p>
      <text:p text:style-name="P4"/>
      <text:p text:style-name="P7">auto vmbr1</text:p>
      <text:p text:style-name="P7">iface vmbr1 inet manual</text:p>
      <text:p text:style-name="P7"><text:s text:c="4"/>bridge-ports none</text:p>
      <text:p text:style-name="P7"><text:s text:c="4"/>bridge-stp off</text:p>
      <text:p text:style-name="P7"><text:s text:c="4"/>bridge-fd 0</text:p>
      <text:p text:style-name="P4"/>
      <text:p text:style-name="P4">Then assign `vmbr1` to use VLAN-tagged subinterfaces like `enp3s0.10` or `enp3s0.20`. This is common in environments where you want separate networks for management, storage, or guest traffic.</text:p>
      <text:p text:style-name="P4"/>
      <text:p text:style-name="P2">Bonding and redundancy</text:p>
      <text:p text:style-name="P4">If you have multiple physical NICs, you can bond them (using Linux bonding) for redundancy or throughput aggregation:</text:p>
      <text:p text:style-name="P4"/>
      <text:p text:style-name="P7">auto bond0</text:p>
      <text:p text:style-name="P7">iface bond0 inet manual</text:p>
      <text:p text:style-name="P7"><text:s text:c="4"/>bond-slaves enp3s0 enp4s0</text:p>
      <text:p text:style-name="P7"><text:soft-page-break/><text:s text:c="4"/>bond-miimon 100</text:p>
      <text:p text:style-name="P7"><text:s text:c="4"/>bond-mode 802.3ad</text:p>
      <text:p text:style-name="P7"/>
      <text:p text:style-name="P7">auto vmbr0</text:p>
      <text:p text:style-name="P7">iface vmbr0 inet static</text:p>
      <text:p text:style-name="P7"><text:s text:c="4"/>address 10.0.0.10/24</text:p>
      <text:p text:style-name="P7"><text:s text:c="4"/>gateway 10.0.0.1</text:p>
      <text:p text:style-name="P7"><text:s text:c="4"/>bridge-ports bond0</text:p>
      <text:p text:style-name="P7"><text:s text:c="4"/>bridge-stp off</text:p>
      <text:p text:style-name="P7"><text:s text:c="4"/>bridge-fd 0</text:p>
      <text:p text:style-name="P4"/>
      <text:p text:style-name="P4">This configuration uses LACP (802.3ad) to aggregate links, ideal for 10 GbE setups or when you need reliability.</text:p>
      <text:p text:style-name="P4"/>
      <text:p text:style-name="P4">Network isolation and security</text:p>
      <text:p text:style-name="P4">Proxmox’s firewall operates on three levels: datacenter-wide, per-node, and per-VM/container. Each virtual NIC can have its own firewall rules, allowing granular segmentation.</text:p>
      <text:p text:style-name="P4">For single-node setups, you may not need complex VLANs or multiple bridges; one bridge with host firewall rules may suffice. For clusters, separate management and storage networks are best practice to isolate control and replication traffic from guest workloads.</text:p>
      <text:p text:style-name="P4"/>
      <text:p text:style-name="P4"/>
      <text:p text:style-name="P4"/>
      <text:p text:style-name="P4"/>
      <text:p text:style-name="P4"/>
      <text:p text:style-name="P4"/>
      <text:p text:style-name="P4"/>
      <text:p text:style-name="P4"/>
      <text:p text:style-name="P2">5. Post-installation verification</text:p>
      <text:p text:style-name="P4">Once your networking is configured, verify connectivity and functionality:</text:p>
      <text:p text:style-name="P4">* From another system, access the web interface at `https://&lt;host-ip&gt;:8006`.</text:p>
      <text:p text:style-name="P4">* Inside the host, check bridges with `brctl show` or `ip link`.</text:p>
      <text:p text:style-name="P4">* Test internet access (`ping 8.8.8.8` and `apt update`).</text:p>
      <text:p text:style-name="P4">* Confirm the system clock and time zone with `timedatectl`, since mismatched time can break cluster sync or backups.</text:p>
      <text:p text:style-name="P4"/>
      <text:p text:style-name="P4">At this point, you have a fully operational Proxmox VE base. From here, you can start creating storage pools, virtual machines, and containers — but everything you do from this point onward depends on this initial foundation being sound: up-to-date system packages, a stable kernel, and a reliable network bridge.</text:p>
      <text:p text:style-name="P4"/>
      <text:p text:style-name="P2">6. Practical recommendations before creating your first VM</text:p>
      <text:p text:style-name="P4">Before moving on to workload deployment, a few practical habits help ensure long-term stability:</text:p>
      <text:p text:style-name="P4"/>
      <text:p text:style-name="P4">* Take a snapshot of your base system if you’re using ZFS — it makes recovery easy.</text:p>
      <text:p text:style-name="P4">* Add an NTP service (either via `systemd-timesyncd` or a local NTP server) to keep time synchronized.</text:p>
      <text:p text:style-name="P4">* Set up backups early: even for a single node, configure `vzdump` to write to a secondary disk or NFS share.</text:p>
      <text:p text:style-name="P4">* Secure the web interface by replacing the self-signed SSL certificate with one from Let’s Encrypt or your internal CA.</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3. Exploring the management interfaces (web GUI, CLI)</text:p>
      <text:p text:style-name="P4"/>
      <text:p text:style-name="P4">The Proxmox Web GUI — the central management dashboard</text:p>
      <text:p text:style-name="P4"/>
      <text:p text:style-name="P4">The web interface is, for most administrators, the most immediate and intuitive entry point into Proxmox VE. It consolidates all management, monitoring, and configuration capabilities into a single HTML5 interface served by the `pveproxy` daemon on port 8006. You can access it via any modern browser using the URL:</text:p>
      <text:p text:style-name="P7">https://&lt;proxmox-host-ip&gt;:8006</text:p>
      <text:p text:style-name="P4"/>
      <text:p text:style-name="P4">Upon connection, you’ll be presented with a login screen where you enter your username (typically `root@pam`) and the password you defined during installation. The GUI uses HTTPS, and even though it ships with a self-signed certificate by default, it can easily be replaced with a valid SSL certificate to avoid browser warnings.</text:p>
      <text:p text:style-name="P4"/>
      <text:p text:style-name="P4">Once logged in, you enter the <text:span text:style-name="T1">Datacenter View</text:span>, which is the top of Proxmox’s hierarchical structure. The GUI mirrors the logical architecture of the platform — from datacenter (cluster level) down to nodes, and then to individual guests, storage pools, and networks.</text:p>
      <text:p text:style-name="P4"/>
      <text:p text:style-name="P4">Let’s unpack the major areas and their roles.</text:p>
      <text:p text:style-name="P4"/>
      <text:p text:style-name="P2"><text:s/>a. The left-hand tree view</text:p>
      <text:p text:style-name="P4"><text:soft-page-break/>On the left is the navigation tree, displaying the structure of your deployment. At the top level, you see “Datacenter,” which represents the entire cluster — even if it’s currently a single node. Beneath it, each Proxmox node (host) appears with its hostname, and under each node are categories for:</text:p>
      <text:p text:style-name="P4"/>
      <text:p text:style-name="P4">* Summary: a dashboard showing CPU, memory, and disk usage, along with running tasks.</text:p>
      <text:p text:style-name="P4">* Shell: a direct console to the node’s operating system.</text:p>
      <text:p text:style-name="P4">* System: for network, time, and repository configuration.</text:p>
      <text:p text:style-name="P4">* Disks: for managing physical drives, ZFS pools, and partitions.</text:p>
      <text:p text:style-name="P4">* VMs and Containers: each virtual environment instance listed with its own summary and configuration pages.</text:p>
      <text:p text:style-name="P4"/>
      <text:p text:style-name="P4">This hierarchical model is fundamental to how Proxmox organizes management — actions cascade downward. For example, storage added at the datacenter level becomes visible to all nodes; configurations applied at node level affect only that host.</text:p>
      <text:p text:style-name="P4"/>
      <text:p text:style-name="P2">b. The summary dashboards</text:p>
      <text:p text:style-name="P4">Each major entity — the datacenter, a node, a virtual machine, or storage pool — has a <text:span text:style-name="T1">Summary</text:span> tab that gives a real-time graphical view of resource utilization. The GUI continuously polls the REST API to display CPU graphs, memory consumption, disk activity, network throughput, and task history. This visualization layer is particularly valuable for identifying performance issues or confirming that workloads are behaving as expected.</text:p>
      <text:p text:style-name="P4"/>
      <text:p text:style-name="P2">c. VM and container management</text:p>
      <text:p text:style-name="P4">When you select a specific VM or container, the interface expands into a detailed control panel. Here, you can:</text:p>
      <text:p text:style-name="P4">* Start, stop, or reboot the instance.</text:p>
      <text:p text:style-name="P4">* Open the console directly in the browser (no need for external clients).</text:p>
      <text:p text:style-name="P4">* Adjust resources like vCPUs, memory, and disks.</text:p>
      <text:p text:style-name="P4">* Add or detach storage, CD-ROM ISOs, and network interfaces.</text:p>
      <text:p text:style-name="P4">* Take or restore snapshots.</text:p>
      <text:p text:style-name="P4">* View logs, migration tasks, and backup schedules.</text:p>
      <text:p text:style-name="P4"/>
      <text:p text:style-name="P4">This section of the GUI maps closely to the `qm` (for QEMU/KVM virtual machines) and `pct` (for LXC containers) command-line tools, which we’ll discuss later. The GUI provides a layer of safety and ease — you can preview the effects of a change before committing — but it’s essentially a graphical shell that translates your actions into API calls.</text:p>
      <text:p text:style-name="P4"/>
      <text:p text:style-name="P2">d. Storage and backup</text:p>
      <text:p text:style-name="P4">The Storage view lists all local and network-backed storage defined in the system — for example, local-lvm, ZFS pools, or remote NFS volumes. From here you can view space usage, browse contents (ISO images, VM disks, backups, templates), and initiate manual or scheduled backups.</text:p>
      <text:p text:style-name="P4"/>
      <text:p text:style-name="P4">Backups are managed by `vzdump`, and the GUI allows you to create jobs that automatically run at specific intervals, storing VM snapshots or container archives on chosen media. The scheduling interface mirrors the underlying cron-style scheduler that the CLI manages through `/etc/pve/jobs.cfg`.</text:p>
      <text:p text:style-name="P4"/>
      <text:p text:style-name="P2">e. Network configuration and system management</text:p>
      <text:p text:style-name="P4">Within each node’s “System” section lies the <text:span text:style-name="T1">Network</text:span> configuration tab — a graphical representation of the `/etc/network/interfaces` file. You can create or modify bridges (`vmbr0`), VLAN interfaces, or bonded NICs directly through this interface. When changes are applied, <text:soft-page-break/>Proxmox writes them to disk and optionally restarts networking (it warns you before doing so to avoid losing connectivity).</text:p>
      <text:p text:style-name="P4"/>
      <text:p text:style-name="P4">Other system tabs allow you to:</text:p>
      <text:p text:style-name="P4">* Manage time and DNS settings.</text:p>
      <text:p text:style-name="P4">* Configure package repositories.</text:p>
      <text:p text:style-name="P4">* Update the node through the GUI (under Updates, which runs `apt update &amp;&amp; apt dist-upgrade` behind the scenes).</text:p>
      <text:p text:style-name="P4">* View services (daemons like `pveproxy`, `pvedaemon`, `corosync`, etc.) and their status.</text:p>
      <text:p text:style-name="P4"/>
      <text:p text:style-name="P2">f. Task viewer and logs</text:p>
      <text:p text:style-name="P4">Every operation you perform in the GUI triggers a task. Tasks are executed asynchronously, meaning you can queue multiple operations while monitoring their progress in the **Tasks** panel at the bottom. For each task, you can view the log output in real time, mirroring the system’s actual command-line execution output.</text:p>
      <text:p text:style-name="P4"/>
      <text:p text:style-name="P4">This transparency is one of Proxmox’s strengths: every GUI action corresponds directly to CLI commands and API calls, so you can learn what’s happening under the hood just by watching the task logs.</text:p>
      <text:p text:style-name="P4"/>
      <text:p text:style-name="P2">g. Permissions and roles</text:p>
      <text:p text:style-name="P4">Proxmox supports fine-grained access control via a role-based permission model. Through the GUI, under “Datacenter → Permissions,” you can define users, groups, and roles. Authentication realms (like PAM, Proxmox VE realm, or LDAP/AD integration) can be configured to centralize identity management.</text:p>
      <text:p text:style-name="P4"/>
      <text:p text:style-name="P4">For single-user environments, `root@pam` suffices, but in clusters or shared labs, this role system allows you to delegate limited access — for instance, giving a user permission to manage only certain VMs.</text:p>
      <text:p text:style-name="P4"/>
      <text:p text:style-name="P4">In short, the web GUI is your visual and organizational hub — the management plane made tangible. It’s powered by the same REST API that the CLI and external tools use, meaning there is no difference in capability between GUI-driven and script-driven operations.</text:p>
      <text:p text:style-name="P4"/>
      <text:p text:style-name="P4"/>
      <text:p text:style-name="P2"><text:s/>The Command Line Interface (CLI) — control and automation</text:p>
      <text:p text:style-name="P4">While the GUI excels at visualization and convenience, the CLI remains indispensable for administrators who need to automate, troubleshoot, or operate headlessly. Proxmox VE’s CLI is accessible locally on the host console or remotely via SSH (`ssh root@&lt;proxmox-ip&gt;`). It exposes multiple layers of tools, each corresponding to different parts of the system architecture.</text:p>
      <text:p text:style-name="P4"/>
      <text:p text:style-name="P2">a. `pvecli` and `pvesh` — the shell to the API</text:p>
      <text:p text:style-name="P4">`pvesh` (Proxmox VE Shell) is a command-line interface that directly interacts with the REST API. It’s structured hierarchically, mirroring the API endpoint tree. For example, to list all virtual machines on a node named `pve1`, you could run:</text:p>
      <text:p text:style-name="P7">pvesh get /nodes/pve1/qemu</text:p>
      <text:p text:style-name="P4"/>
      <text:p text:style-name="P4">This retrieves the same JSON data that a REST API call would return. You can use `pvesh` to perform nearly any action, such as creating or modifying VMs, adjusting storage, or querying system status. Because it works through the API layer, it’s safe and consistent across versions — and ideal for scripting.</text:p>
      <text:p text:style-name="P4"/>
      <text:p text:style-name="P2"><text:soft-page-break/>b. `qm` — managing QEMU/KVM virtual machines</text:p>
      <text:p text:style-name="P4"/>
      <text:p text:style-name="P4">The `qm` command is the dedicated tool for managing full virtual machines. It interacts directly with the underlying QEMU processes but is fully integrated into the Proxmox configuration system.</text:p>
      <text:p text:style-name="P4"/>
      <text:p text:style-name="P4">Common `qm` tasks include:</text:p>
      <text:p text:style-name="P4">* `qm create &lt;vmid&gt; --name &lt;name&gt; --memory &lt;ram&gt; --net0 virtio,bridge=vmbr0 --scsihw virtio-scsi-pci`</text:p>
      <text:p text:style-name="P4"><text:s text:c="2"/>Creates a new VM with specific parameters.</text:p>
      <text:p text:style-name="P4">* `qm start &lt;vmid&gt;` and `qm stop &lt;vmid&gt;`</text:p>
      <text:p text:style-name="P4"><text:s text:c="2"/>Control power states.</text:p>
      <text:p text:style-name="P4">* `qm monitor &lt;vmid&gt;`</text:p>
      <text:p text:style-name="P4"><text:s text:c="2"/>Opens the QEMU monitor interface for advanced debugging.</text:p>
      <text:p text:style-name="P4">* `qm importdisk`</text:p>
      <text:p text:style-name="P4"><text:s text:c="2"/>Imports raw or VMDK disks into Proxmox storage.</text:p>
      <text:p text:style-name="P4"/>
      <text:p text:style-name="P4">The CLI gives you a level of granularity not always exposed in the GUI — for instance, setting CPU flags, attaching passthrough devices, or adjusting advanced QEMU options.</text:p>
      <text:p text:style-name="P4"/>
      <text:p text:style-name="P2">c. `pct` — managing LXC containers</text:p>
      <text:p text:style-name="P4">`pct` is the container equivalent of `qm`, used to create and control Linux containers. Because containers share the host kernel, management operations differ slightly:</text:p>
      <text:p text:style-name="P4">* `pct create &lt;ctid&gt; &lt;template&gt;`</text:p>
      <text:p text:style-name="P4"><text:s text:c="2"/>Instantiates a new container from an LXC template.</text:p>
      <text:p text:style-name="P4">* `pct start`, `pct stop`, `pct enter`</text:p>
      <text:p text:style-name="P4"><text:s text:c="2"/>Start, stop, and enter a container shell respectively.</text:p>
      <text:p text:style-name="P4">* `pct config &lt;ctid&gt;`</text:p>
      <text:p text:style-name="P4"><text:s text:c="2"/>Prints the configuration file in `/etc/pve/lxc/&lt;ctid&gt;.conf`.</text:p>
      <text:p text:style-name="P4"/>
      <text:p text:style-name="P4">`pct` commands map one-to-one with GUI actions such as creating or resizing containers.</text:p>
      <text:p text:style-name="P4"/>
      <text:p text:style-name="P2">d. `pvecm` — cluster management</text:p>
      <text:p text:style-name="P4">Even if you’re on a single-node setup, it’s useful to understand `pvecm` (Proxmox VE Cluster Manager). This tool manages Corosync cluster configuration and node membership. Commands like `pvecm status` or `pvecm nodes` reveal whether the management plane is clustered and which nodes participate. In single-node mode, these will show a standalone configuration, but later, if you form a cluster, this becomes crucial for quorum management.</text:p>
      <text:p text:style-name="P4"/>
      <text:p text:style-name="P2">e. `pveum` — user and role management</text:p>
      <text:p text:style-name="P4">`pveum` is the command-line interface to manage users, roles, and permissions, corresponding directly to what’s available in the GUI under “Datacenter → Permissions.” It’s invaluable when automating large deployments with predefined user roles.</text:p>
      <text:p text:style-name="P4"/>
      <text:p text:style-name="P2">f. System-level utilities</text:p>
      <text:p text:style-name="P4">Beyond the Proxmox-specific commands, standard Linux tools remain fully available — `ip`, `systemctl`, `zfs`, `lvdisplay`, and so forth. Proxmox doesn’t abstract these away; it integrates them. For instance, managing ZFS pools can be done either through the GUI or directly via `zpool` and `zfs` commands. This duality provides both flexibility and transparency: if the GUI ever fails, the CLI gives you total control.</text:p>
      <text:p text:style-name="P4"/>
      <text:p text:style-name="P2">The relationship between GUI and CLI — a unified model</text:p>
      <text:p text:style-name="P4"><text:soft-page-break/>A key philosophical point about Proxmox VE is that everything the GUI does, the CLI can also do, and both ultimately invoke the same REST API. This unified model prevents configuration drift — there’s no separate database or backend that can become out of sync. The configuration files stored in `/etc/pve/` are versioned and distributed (in clusters via `pmxcfs`), so whether you make a change through the GUI or via the command line, it’s immediately reflected everywhere.</text:p>
      <text:p text:style-name="P4"/>
      <text:p text:style-name="P2">Choosing the right interface for the right task</text:p>
      <text:p text:style-name="P4">As a rule of thumb, use the Web GUI for high-level management — creating and organizing VMs, configuring storage and networks, or performing cluster operations visually. Use the CLI when you need:</text:p>
      <text:p text:style-name="P4">* Automation and scripting (especially using `pvesh` or shell scripts),</text:p>
      <text:p text:style-name="P4">* Troubleshooting and logs (`journalctl`, `systemctl`, `pveproxy` logs),</text:p>
      <text:p text:style-name="P4">* Bulk operations across many guests,</text:p>
      <text:p text:style-name="P4">* Or deeper system tuning (kernel parameters, ZFS options, custom bridg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 Configuring and managing networks in Proxmox (Bridging and bonding network interfaces, VLANs and software-defined networking)</text:p>
      <text:p text:style-name="P4"/>
      <text:p text:style-name="P2">1. The foundation: how Proxmox handles networking</text:p>
      <text:p text:style-name="P4">At its core, Proxmox VE relies on standard Linux networking primitives. Every virtual machine or container connects to the host through a virtual NIC — a software-emulated or paravirtualized network interface (e.g., VirtIO). On the host, these interfaces are attached to Linux bridges, which act like virtual switches. Those bridges, in turn, can be linked to physical NICs, other virtual interfaces, or even VLAN-tagged subinterfaces.</text:p>
      <text:p text:style-name="P4"/>
      <text:p text:style-name="P4">The beauty of this model is that Proxmox doesn’t hide or lock you into any proprietary networking mechanism. The `/etc/network/interfaces` file on the Proxmox host is still the same file used by Debian. You can edit it manually or configure it through the Web GUI under “System → Network.” When Proxmox applies network changes, it directly writes to this file and activates the configuration with standard Linux tools.</text:p>
      <text:p text:style-name="P4"/>
      <text:p text:style-name="P4">This means that every networking structure you create — a bridge, a VLAN, a bond — exists natively in the host OS and is visible through commands like `<text:span text:style-name="T2">ip link</text:span>`, `<text:span text:style-name="T2">brctl show</text:span>`, or `<text:span text:style-name="T2">cat /proc/net/bonding/bond0</text:span>`. Proxmox simply manages these components intelligently and makes them accessible through both GUI and API.</text:p>
      <text:p text:style-name="P4"/>
      <text:p text:style-name="P2">2. Bridging — connecting the virtual and physical worlds</text:p>
      <text:p text:style-name="P4"><text:soft-page-break/>A bridge in Linux behaves like a virtual Layer 2 switch. It can have multiple “ports” (interfaces) connected to it — physical NICs, VLAN interfaces, or virtual NICs attached to VMs and containers. When packets arrive at one port, the bridge forwards them based on MAC addresses, just like a hardware Ethernet switch would.</text:p>
      <text:p text:style-name="P4"/>
      <text:p text:style-name="P4">In Proxmox, every bridge typically corresponds to a broadcast domain. The default bridge, `vmbr0`, is created during installation. It connects your host to the outside network and also acts as the virtual switch for your guests.</text:p>
      <text:p text:style-name="P4"/>
      <text:p text:style-name="P4">Here’s a simplified example of what the configuration in `/etc/network/interfaces` might look like:</text:p>
      <text:p text:style-name="P7">auto lo</text:p>
      <text:p text:style-name="P7">iface lo inet loopback</text:p>
      <text:p text:style-name="P7"/>
      <text:p text:style-name="P7">iface enp3s0 inet manual</text:p>
      <text:p text:style-name="P7"/>
      <text:p text:style-name="P7">auto vmbr0</text:p>
      <text:p text:style-name="P7">iface vmbr0 inet static</text:p>
      <text:p text:style-name="P7"><text:s text:c="4"/>address 192.168.1.10/24</text:p>
      <text:p text:style-name="P7"><text:s text:c="4"/>gateway 192.168.1.1</text:p>
      <text:p text:style-name="P7"><text:s text:c="4"/>bridge-ports enp3s0</text:p>
      <text:p text:style-name="P7"><text:s text:c="4"/>bridge-stp off</text:p>
      <text:p text:style-name="P7"><text:s text:c="4"/>bridge-fd 0</text:p>
      <text:p text:style-name="P7"/>
      <text:p text:style-name="P4">Here, `enp3s0` is the host’s physical interface. It’s enslaved to the bridge `vmbr0`. The bridge itself carries the host’s management IP (`192.168.1.10`). When you attach a VM’s virtual NIC to `vmbr0`, that VM becomes another participant on the same physical LAN as the host.</text:p>
      <text:p text:style-name="P4"/>
      <text:p text:style-name="P4">This is Proxmox’s standard and most common configuration — perfect for single-node systems or simple clusters where everything shares one subnet.</text:p>
      <text:p text:style-name="P4"/>
      <text:p text:style-name="P4">A few key notes about bridge parameters:</text:p>
      <text:p text:style-name="P4">* <text:span text:style-name="T1">bridge-stp off </text:span>disables the Spanning Tree Protocol. You’d enable it only if you have loops in your network (rare in Proxmox setups).</text:p>
      <text:p text:style-name="P4">* <text:span text:style-name="T1">bridge-fd 0 </text:span>sets the forwarding delay to zero, making the bridge immediately start forwarding frames.</text:p>
      <text:p text:style-name="P4"/>
      <text:p text:style-name="P4">You can create multiple bridges (say, `vmbr1`, `vmbr2`, etc.) to represent different networks — for example, one for management, one for storage, one for guest traffic. Each bridge can be linked to a different physical NIC or VLAN-tagged interface.</text:p>
      <text:p text:style-name="P4"/>
      <text:p text:style-name="P4">If you create a bridge without a physical interface (no `bridge-ports` line), it becomes an internal-only network — a virtual LAN used purely for communication among VMs on the same host, without external access. This is useful for isolated test environments or backend networks between services.</text:p>
      <text:p text:style-name="P4"/>
      <text:p text:style-name="P2">3. Bonding — redundancy and performance aggregation</text:p>
      <text:p text:style-name="P4">As soon as you have more than one physical NIC, bonding (also called link aggregation) becomes a powerful tool. Bonding combines multiple network interfaces into one logical interface. The goals can vary:</text:p>
      <text:p text:style-name="P4"/>
      <text:p text:style-name="P4">* High availability (if one link fails, traffic continues through the others),</text:p>
      <text:p text:style-name="P4">* Load balancing (spreading traffic across multiple links), or</text:p>
      <text:p text:style-name="P4"><text:soft-page-break/>* Higher aggregate bandwidth (especially when using LACP).</text:p>
      <text:p text:style-name="P4"/>
      <text:p text:style-name="P4">In Linux, bonding is handled by the kernel `bonding` module. In Proxmox, you configure it exactly as you would in Debian — either manually or via the GUI. A typical bonded interface might look like this:</text:p>
      <text:p text:style-name="P7">auto bond0</text:p>
      <text:p text:style-name="P7">iface bond0 inet manual</text:p>
      <text:p text:style-name="P7"><text:s text:c="4"/>bond-slaves enp3s0 enp4s0</text:p>
      <text:p text:style-name="P7"><text:s text:c="4"/>bond-miimon 100</text:p>
      <text:p text:style-name="P7"><text:s text:c="4"/>bond-mode 802.3ad</text:p>
      <text:p text:style-name="P4"/>
      <text:p text:style-name="P4">Then you can bridge that bond:</text:p>
      <text:p text:style-name="P7">auto vmbr0</text:p>
      <text:p text:style-name="P7">iface vmbr0 inet static</text:p>
      <text:p text:style-name="P7"><text:s text:c="4"/>address 10.0.0.10/24</text:p>
      <text:p text:style-name="P7"><text:s text:c="4"/>gateway 10.0.0.1</text:p>
      <text:p text:style-name="P7"><text:s text:c="4"/>bridge-ports bond0</text:p>
      <text:p text:style-name="P7"><text:s text:c="4"/>bridge-stp off</text:p>
      <text:p text:style-name="P7"><text:s text:c="4"/>bridge-fd 0</text:p>
      <text:p text:style-name="P4"/>
      <text:p text:style-name="P4">Here, two physical interfaces (`enp3s0` and `enp4s0`) are aggregated using 802.3ad (LACP). This mode requires switch-side support; your switch ports must be configured as part of an LACP group. If your switches don’t support LACP or you’re connecting to two different switches, you can use a different mode such as:</text:p>
      <text:p text:style-name="P4"/>
      <text:p text:style-name="P4">* <text:span text:style-name="T1">mode=balance-alb</text:span> — adaptive load balancing without switch configuration,</text:p>
      <text:p text:style-name="P4">* <text:span text:style-name="T1">mode=active-backup</text:span> — simple redundancy (only one link active at a time).</text:p>
      <text:p text:style-name="P4"/>
      <text:p text:style-name="P4">Bonding not only improves resilience but also simplifies topology: your virtual machines connect to the bond through the bridge as if it were a single NIC, while physically you may have two or more cables ensuring continuity and throughput.</text:p>
      <text:p text:style-name="P4"/>
      <text:p text:style-name="P4">For Proxmox clusters, bonding is especially valuable when you want to separate management, storage replication, and guest traffic while maintaining redundancy. It ensures that if one NIC or switch link goes down, cluster communication and VM connectivity continue uninterrupted.</text:p>
      <text:p text:style-name="P4"/>
      <text:p text:style-name="P2">4. VLANs — segmentation and efficiency</text:p>
      <text:p text:style-name="P4">Virtual LANs (VLANs) allow you to isolate traffic logically on the same physical infrastructure. This is vital when running mixed environments — for example, isolating management, storage, and guest traffic for security or performance. Proxmox handles VLANs natively through Linux VLAN tagging.</text:p>
      <text:p text:style-name="P4"/>
      <text:p text:style-name="P4">There are two general approaches to VLANs in Proxmox:</text:p>
      <text:p text:style-name="P4">1. Bridge-level VLANs (assigning VLAN-tagged subinterfaces to bridges)</text:p>
      <text:p text:style-name="P4">2. Per-VM VLAN tagging (assigning a VLAN tag directly to a VM’s virtual NIC)</text:p>
      <text:p text:style-name="P4"/>
      <text:p text:style-name="P2">Bridge-level VLAN configuration</text:p>
      <text:p text:style-name="P4">Suppose your physical switch port is configured as a trunk carrying VLANs 10, 20, and 30. You can mirror that on Proxmox by creating VLAN-tagged interfaces on top of your physical NIC or bond:</text:p>
      <text:p text:style-name="P7">auto enp3s0.10</text:p>
      <text:p text:style-name="P7">iface enp3s0.10 inet manual</text:p>
      <text:p text:style-name="P7"/>
      <text:p text:style-name="P7">auto enp3s0.20</text:p>
      <text:p text:style-name="P7"><text:soft-page-break/>iface enp3s0.20 inet manual</text:p>
      <text:p text:style-name="P7"/>
      <text:p text:style-name="P7">auto vmbr10</text:p>
      <text:p text:style-name="P7">iface vmbr10 inet manual</text:p>
      <text:p text:style-name="P7"><text:s text:c="4"/>bridge-ports enp3s0.10</text:p>
      <text:p text:style-name="P7"><text:s text:c="4"/>bridge-stp off</text:p>
      <text:p text:style-name="P7"><text:s text:c="4"/>bridge-fd 0</text:p>
      <text:p text:style-name="P7"/>
      <text:p text:style-name="P7">auto vmbr20</text:p>
      <text:p text:style-name="P7">iface vmbr20 inet manual</text:p>
      <text:p text:style-name="P7"><text:s text:c="4"/>bridge-ports enp3s0.20</text:p>
      <text:p text:style-name="P7"><text:s text:c="4"/>bridge-stp off</text:p>
      <text:p text:style-name="P7"><text:s text:c="4"/>bridge-fd 0</text:p>
      <text:p text:style-name="P4"/>
      <text:p text:style-name="P4">Now `vmbr10` and `vmbr20` are distinct virtual switches corresponding to VLAN 10 and 20. You can attach VMs to either bridge, and they’ll join the appropriate VLAN. This method is explicit and works well when you want the host itself to participate in those VLANs.</text:p>
      <text:p text:style-name="P4"/>
      <text:p text:style-name="P2">Per-VM VLAN tagging</text:p>
      <text:p text:style-name="P4">Alternatively, you can let the host bridge remain VLAN-aware and delegate tagging to each VM. In the GUI, when adding or editing a virtual NIC, you simply specify a VLAN tag (e.g., 10). Proxmox will configure the QEMU network device to insert that VLAN tag on outgoing packets. The host’s bridge (vmbr0) must be connected to a trunk port that carries that VLAN, but it doesn’t need separate subinterfaces.</text:p>
      <text:p text:style-name="P4"/>
      <text:p text:style-name="P4">This approach is cleaner for large environments: you only maintain one bridge, and each VM identifies its VLAN membership through its NIC configuration. It’s conceptually identical to plugging multiple virtual machines into a managed switch port and assigning them different VLANs.</text:p>
      <text:p text:style-name="P4"/>
      <text:p text:style-name="P2">VLAN-aware bridges</text:p>
      <text:p text:style-name="P4">From Proxmox VE 6 onward, bridges can be declared as VLAN-aware using the `bridge-vlan-aware yes` option. This eliminates the need to create multiple VLAN subinterfaces. For example:</text:p>
      <text:p text:style-name="P7">auto vmbr0</text:p>
      <text:p text:style-name="P7">iface vmbr0 inet static</text:p>
      <text:p text:style-name="P7"><text:s text:c="4"/>address 192.168.1.10/24</text:p>
      <text:p text:style-name="P7"><text:s text:c="4"/>gateway 192.168.1.1</text:p>
      <text:p text:style-name="P7"><text:s text:c="4"/>bridge-ports enp3s0</text:p>
      <text:p text:style-name="P7"><text:s text:c="4"/>bridge-stp off</text:p>
      <text:p text:style-name="P7"><text:s text:c="4"/>bridge-fd 0</text:p>
      <text:p text:style-name="P7"><text:s text:c="4"/>bridge-vlan-aware yes</text:p>
      <text:p text:style-name="P4"/>
      <text:p text:style-name="P4">With this, you can assign different VLAN tags to VMs directly in their configuration without creating `enp3s0.10`, `enp3s0.20`, etc. It’s the modern and most scalable way to manage VLANs in Proxmox. The host can still have its own management IP on the untagged (native) VLAN, while guests participate in tagged VLANs.</text:p>
      <text:p text:style-name="P4"/>
      <text:p text:style-name="P2">5. Software-defined networking (SDN) in Proxmox VE</text:p>
      <text:p text:style-name="P4">Starting with Proxmox VE 7, an integrated SDN framework was introduced, expanding the platform’s network capabilities from traditional Linux bridging into a fully software-defined model. This is particularly important for clusters and multi-tenant environments where manual configuration of bridges and VLANs across multiple nodes becomes cumbersome.</text:p>
      <text:p text:style-name="P4"/>
      <text:p text:style-name="P4"><text:soft-page-break/>Proxmox’s SDN system allows you to define virtual networks (VNets) that abstract away the physical topology. These VNets can be built using different backends such as:</text:p>
      <text:p text:style-name="P4">* VLAN-based (traditional VLAN tagging),</text:p>
      <text:p text:style-name="P4">* VXLAN (encapsulated Layer 2 overlay across Layer 3 networks),</text:p>
      <text:p text:style-name="P4">* EVPN (BGP-based overlays) for advanced routing and scalability,</text:p>
      <text:p text:style-name="P4">* Simple zones (static configuration zones tied to local bridges).</text:p>
      <text:p text:style-name="P4"/>
      <text:p text:style-name="P4">The SDN controller (pvesdn) runs on each node and ensures that all VNets are created consistently across the cluster. Configurations are stored in `/etc/pve/sdn/` and distributed via the Proxmox cluster filesystem. You can create SDN zones and VNets directly from the web GUI under “Datacenter → SDN.”</text:p>
      <text:p text:style-name="P4"/>
      <text:p text:style-name="P4">For example, you might define a VXLAN zone to connect VMs across multiple Proxmox nodes without needing to extend VLAN trunks between them physically. This enables flexible network overlays — useful in environments where you want isolated tenant networks or when your physical infrastructure spans multiple locations or subnets.</text:p>
      <text:p text:style-name="P4"/>
      <text:p text:style-name="P4">The Proxmox SDN stack integrates seamlessly with existing tools like FRR (Free Range Routing) to manage BGP advertisements when using EVPN, effectively allowing Proxmox to act as a lightweight data center fabric controller.</text:p>
      <text:p text:style-name="P4"/>
      <text:p text:style-name="P4">For a single-node deployment, SDN features may not seem immediately necessary, but understanding them early provides insight into how Proxmox can scale beyond simple local bridges. In a multi-node future, SDN becomes the mechanism that unifies networking across your cluster.</text:p>
      <text:p text:style-name="P4"/>
      <text:p text:style-name="P2">6. Practical network design strategies</text:p>
      <text:p text:style-name="P4">In real-world Proxmox setups, network design tends to follow certain patterns depending on scale and complexity.</text:p>
      <text:p text:style-name="P4"/>
      <text:p text:style-name="P4">For a single-node lab:</text:p>
      <text:p text:style-name="P4">* One bridge (vmbr0) tied to your NIC for both host management and VM traffic is fine.</text:p>
      <text:p text:style-name="P4">* Optionally, create an internal bridge (vmbr1) without physical ports for isolated VMs.</text:p>
      <text:p text:style-name="P4"/>
      <text:p text:style-name="P4">For a production node:</text:p>
      <text:p text:style-name="P4">* Use bonding for redundancy: `bond0` with two NICs in `802.3ad` mode.</text:p>
      <text:p text:style-name="P4">* Bridge that bond (vmbr0) for external traffic.</text:p>
      <text:p text:style-name="P4">* Make the bridge VLAN-aware and assign VLAN tags to each VM’s NIC for isolation.</text:p>
      <text:p text:style-name="P4">* If you have dedicated storage traffic (like NFS or iSCSI), create a second bridge (vmbr1) bound to another VLAN or physical interface, isolated from guest traffic.</text:p>
      <text:p text:style-name="P4"/>
      <text:p text:style-name="P4">For a cluster:</text:p>
      <text:p text:style-name="P4">* Separate management (vmbr0), storage (vmbr1), and VM data networks (vmbr2).</text:p>
      <text:p text:style-name="P4">* Use VLANs or SDN VNets to abstract tenant networks.</text:p>
      <text:p text:style-name="P4">* Optionally deploy VXLAN SDN zones to simplify inter-node VM migration without needing identical VLAN trunks.</text:p>
      <text:p text:style-name="P4"/>
      <text:p text:style-name="P4">This layered approach ensures security (by isolating sensitive management traffic), performance (dedicated links for storage), and flexibility (VLANs or overlays for dynamic workloads).</text:p>
      <text:p text:style-name="P4"/>
      <text:p text:style-name="P2">7. Troubleshooting and verification</text:p>
      <text:p text:style-name="P4"><text:soft-page-break/>Because Proxmox’s networking is based on standard Linux tools, troubleshooting uses familiar commands:</text:p>
      <text:p text:style-name="P4">* `<text:span text:style-name="T2">ip addr show</text:span>` and `<text:span text:style-name="T2">ip link show</text:span>` to inspect interfaces,</text:p>
      <text:p text:style-name="P4">* `<text:span text:style-name="T2">brctl show</text:span>` or `<text:span text:style-name="T2">bridge link</text:span>` to view bridge membership,</text:p>
      <text:p text:style-name="P4">* `<text:span text:style-name="T2">cat /proc/net/bonding/bond0</text:span>` to inspect bond status,</text:p>
      <text:p text:style-name="P4">* `<text:span text:style-name="T2">tcpdump -i vmbr0</text:span>` for packet captures,</text:p>
      <text:p text:style-name="P4">* `<text:span text:style-name="T2">systemctl restart networking</text:span>` to apply changes if needed.</text:p>
      <text:p text:style-name="P4"/>
      <text:p text:style-name="P4">The GUI’s “Network” tab reflects these configurations in real time and allows you to verify connectivity visually. Be cautious, however, when modifying network interfaces remotely: misconfigurations can cut off your SSH and GUI access. Always ensure you have console access (via IPMI, iDRAC, or physical console) before applying major network changes.</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5. Storage Management (Storage options in Proxmox VE)</text:p>
      <text:p text:style-name="P4"/>
      <text:p text:style-name="P4">Proxmox doesn’t impose a single storage paradigm; instead, it integrates a wide variety of backends — from local disks and simple file-based volumes to distributed block systems.</text:p>
      <text:p text:style-name="P4"/>
      <text:p text:style-name="P4">To appreciate how Proxmox handles storage, it helps to understand the storage model, which abstracts the physical details of underlying devices and organizes them in a way that the virtualization layer can consume uniformly. In essence, Proxmox defines storage targets at the datacenter level, manages them via configuration files distributed across the cluster, and presents them to the hypervisor layer through the <text:span text:style-name="T1">Proxmox Storage Plugin API</text:span>. Whether a virtual machine disk lives on a local LVM volume or a network share, the management interface, commands, and backup/restore mechanisms remain identical.</text:p>
      <text:p text:style-name="P4"/>
      <text:p text:style-name="P2">1. The architecture of storage in Proxmox VE</text:p>
      <text:p text:style-name="P4">At a conceptual level, Proxmox’s storage architecture is composed of three layers:</text:p>
      <text:p text:style-name="P4">*<text:span text:style-name="T1"> Physical storage devices</text:span> (local disks, SAN LUNs, NAS shares, etc.)</text:p>
      <text:p text:style-name="P4">* <text:span text:style-name="T1">Storage backends</text:span> or plugins (ZFS, LVM, Ceph, NFS, etc.)</text:p>
      <text:p text:style-name="P4">* <text:span text:style-name="T1">Virtual storage entities </text:span>(VM disks, container root volumes, ISO images, backups)</text:p>
      <text:p text:style-name="P4"/>
      <text:p text:style-name="P4">The top layer — the one users interact with — is abstracted in the <text:span text:style-name="T1">storage configuration</text:span>, which is stored in `/etc/pve/storage.cfg`. This configuration file describes all the storage targets available to the cluster, their types, access parameters, and the content types they support (VM disks, ISO images, backups, templates, etc.). Because it resides in the <text:span text:style-name="T1">Proxmox cluster file system (pmxcfs)</text:span>, the configuration is automatically synchronized across all nodes, ensuring consistent visibility and management of shared storage resources.</text:p>
      <text:p text:style-name="P4"><text:soft-page-break/></text:p>
      <text:p text:style-name="P4">For example, an entry in `storage.cfg` might look like this:</text:p>
      <text:p text:style-name="P7">dir: local</text:p>
      <text:p text:style-name="P7"><text:s text:c="4"/>path /var/lib/vz</text:p>
      <text:p text:style-name="P7"><text:s text:c="4"/>content iso,backup,vztmpl,rootdir,images</text:p>
      <text:p text:style-name="P7"><text:s text:c="4"/>maxfiles 3</text:p>
      <text:p text:style-name="P7"/>
      <text:p text:style-name="P7">lvmthin: local-lvm</text:p>
      <text:p text:style-name="P7"><text:s text:c="4"/>vgname pve</text:p>
      <text:p text:style-name="P7"><text:s text:c="4"/>thinpool data</text:p>
      <text:p text:style-name="P7"><text:s text:c="4"/>content rootdir,images</text:p>
      <text:p text:style-name="P4"/>
      <text:p text:style-name="P4">Here, `local` is a directory-based storage backend that points to a filesystem path, while `local-lvm` is an LVM thin pool used for virtual disks and containers. Each storage definition specifies what types of data it can hold.</text:p>
      <text:p text:style-name="P4"/>
      <text:p text:style-name="P4">The Proxmox management daemons and tools (like `pvedaemon` and `qm`) interface with the storage plugins, which abstract away the operational differences between filesystems, logical volumes, and network-based block devices. When you create a virtual machine disk, Proxmox doesn’t directly touch raw partitions — it delegates the operation to the backend responsible for that storage type.</text:p>
      <text:p text:style-name="P4"/>
      <text:p text:style-name="P4"/>
      <text:p text:style-name="P4"/>
      <text:p text:style-name="P4"/>
      <text:p text:style-name="P4"/>
      <text:p text:style-name="P4"/>
      <text:p text:style-name="P2">2. Storage types and backends</text:p>
      <text:p text:style-name="P4">Proxmox supports a wide range of storage backends, each optimized for particular use cases. Broadly speaking, these fall into two categories: local storage and shared or networked storage.</text:p>
      <text:p text:style-name="P4"/>
      <text:p text:style-name="P2">Local storage</text:p>
      <text:p text:style-name="P4">Local storage lives directly on the physical node and is not shared across multiple servers (unless you export it via network protocols). This is ideal for single-node systems or small clusters where high availability isn’t required.</text:p>
      <text:p text:style-name="P4"/>
      <text:p text:style-name="P4">The main local storage types include:</text:p>
      <text:p text:style-name="P4"/>
      <text:p text:style-name="P13">* <text:span text:style-name="T1">Directory (dir)</text:span>: The simplest storage backend, representing a local directory path on a filesystem like ext4 or xfs. Files (VM images, ISOs, backups) are stored as flat files. This is flexible but not space-efficient for large numbers of VMs, since it lacks features like thin provisioning.</text:p>
      <text:p text:style-name="P4"/>
      <text:p text:style-name="P4">* <text:span text:style-name="T1">LVM (lvm)</text:span>: Uses Linux’s Logical Volume Manager to allocate fixed-size logical volumes (LVs) for VM disks. It provides good performance and snapshot capability but lacks thin provisioning unless combined with LVM-thin.</text:p>
      <text:p text:style-name="P4"/>
      <text:p text:style-name="P4">* <text:span text:style-name="T1">LVM-thin (lvmthin)</text:span>: An extension of LVM using thin pools, allowing dynamic allocation of storage. It supports snapshots and efficient space usage — an excellent choice for SSDs or small labs.</text:p>
      <text:p text:style-name="P4"/>
      <text:p text:style-name="P4">* <text:span text:style-name="T1">ZFS (zfspool)</text:span>: One of Proxmox’s flagship features. ZFS combines filesystem and volume management, offering checksumming, compression, snapshots, and replication. When you install <text:soft-page-break/>Proxmox with ZFS, the installer creates a ZFS pool (e.g., `rpool`) that can be used directly for VM disks. ZFS integrates tightly with Proxmox, supporting features like live migration with storage replication.</text:p>
      <text:p text:style-name="P4"/>
      <text:p text:style-name="P4">*<text:span text:style-name="T1"> Btrfs (btrfs)</text:span>: Supported as a storage backend, though less common than ZFS. Btrfs provides copy-on-write, snapshots, and checksumming but has not reached ZFS’s level of maturity for enterprise deployments.</text:p>
      <text:p text:style-name="P4"/>
      <text:p text:style-name="P4">Each of these local backends exposes volumes through the same abstraction layer, meaning that Proxmox can store VM disks, container root volumes, and even backups interchangeably, depending on what content types are permitted.</text:p>
      <text:p text:style-name="P4"/>
      <text:p text:style-name="P2">Shared and network storage</text:p>
      <text:p text:style-name="P4">For clusters and high-availability environments, shared storage is essential because it allows all nodes to access the same VM disks and ISO images. This is critical for live migration and HA failover. Proxmox supports several shared storage technologies:</text:p>
      <text:p text:style-name="P4"/>
      <text:p text:style-name="P4">*<text:span text:style-name="T1"> NFS (Network File System)</text:span>: A file-level protocol ideal for ISO repositories, templates, and even VM disk images if performance is sufficient. NFS shares are mounted directly into the Proxmox filesystem and appear as a regular directory. Because it’s file-based, NFS supports snapshots (if backed by ZFS or Btrfs) and simple management.</text:p>
      <text:p text:style-name="P4"/>
      <text:p text:style-name="P4">* <text:span text:style-name="T1">iSCSI (Internet Small Computer Systems Interface)</text:span>: A block-level protocol that exposes remote disks (LUNs) over the network. Proxmox can connect to an iSCSI target, create LVM volumes on top of it, and use them as VM disks. It’s a classic enterprise setup, offering strong performance and compatibility with SAN devices.</text:p>
      <text:p text:style-name="P4"/>
      <text:p text:style-name="P4">* <text:span text:style-name="T1">Ceph RBD (RADOS Block Device)</text:span>: The most advanced shared storage backend integrated into Proxmox. Ceph is a distributed object store and filesystem that provides self-healing, replication, and scalability. With Ceph RBD, Proxmox nodes interact directly with the Ceph cluster to read and write VM disks. This backend is highly resilient and supports thin provisioning, snapshots, and high availability out of the box.</text:p>
      <text:p text:style-name="P4"/>
      <text:p text:style-name="P4">* <text:span text:style-name="T1">GlusterFS, CIFS (SMB), NFS 4.1, and others</text:span>: These are supported as well, although NFS and Ceph remain the most commonly used for their performance and stability profiles. CIFS can be convenient for small setups where a Windows file server or NAS provides shared storage.</text:p>
      <text:p text:style-name="P4"/>
      <text:p text:style-name="P2">3. Storage content types</text:p>
      <text:p text:style-name="P4">Every storage in Proxmox declares the content types it supports. This ensures that each storage backend is used appropriately and helps organize data. The main content types include:</text:p>
      <text:p text:style-name="P4">* images – virtual machine disks (.qcow2, .raw, or block devices)</text:p>
      <text:p text:style-name="P4">* rootdir – container root filesystems</text:p>
      <text:p text:style-name="P4">* iso – CD/DVD images used for VM installation</text:p>
      <text:p text:style-name="P4">* vztmpl – container templates</text:p>
      <text:p text:style-name="P4">* backup – backup archives (.vma.zst)</text:p>
      <text:p text:style-name="P4">* snippets – small text scripts or cloud-init configurations</text:p>
      <text:p text:style-name="P4">* none – special purpose, often used for Ceph or experimental setups</text:p>
      <text:p text:style-name="P4"/>
      <text:p text:style-name="P4">For instance, a directory backend might hold ISOs and backups, while an LVM-thin pool would typically be restricted to VM disks and container root directories. This separation prevents accidental misuse of space.</text:p>
      <text:p text:style-name="P4"/>
      <text:p text:style-name="P2"><text:soft-page-break/>4. How Proxmox interacts with storage</text:p>
      <text:p text:style-name="P4">When you perform a storage-related action — say, creating a VM, cloning it, or taking a snapshot — Proxmox invokes its internal storage subsystem, which calls the relevant plugin backend. The process is consistent regardless of the backend type.</text:p>
      <text:p text:style-name="P4"/>
      <text:p text:style-name="P4">For example:</text:p>
      <text:p text:style-name="P4">* Creating a VM disk on a ZFS pool results in a new ZFS dataset (e.g., `rpool/data/vm-101-disk-0`).</text:p>
      <text:p text:style-name="P4">* On LVM-thin, it creates a new thin LV in the specified thin pool.</text:p>
      <text:p text:style-name="P4">* On NFS, it creates a `.qcow2` file in the mounted directory.</text:p>
      <text:p text:style-name="P4"/>
      <text:p text:style-name="P4">Snapshots, backups, and migrations are likewise abstracted. When Proxmox performs a live migration, it checks whether both the source and target nodes have access to the same storage; if not, it automatically initiates a **storage migration**, copying the disk data via the `qm` or `pct` tool using the storage plugin’s API.</text:p>
      <text:p text:style-name="P4"/>
      <text:p text:style-name="P4">Backups are handled by the <text:span text:style-name="T1">Proxmox Backup System</text:span>, which can work with both local storage and the dedicated <text:span text:style-name="T1">Proxmox Backup Server (PBS)</text:span>. This backup system understands each storage type’s structure and ensures consistency through temporary snapshots or LVM snapshots when necessary.</text:p>
      <text:p text:style-name="P4"/>
      <text:p text:style-name="P2">5. ZFS in depth — an integrated storage engine</text:p>
      <text:p text:style-name="P4">Because ZFS is so deeply integrated into Proxmox, it deserves special mention. Installing Proxmox on ZFS gives you a self-contained storage stack with strong data integrity guarantees. ZFS’s end-to-end checksumming ensures that data corruption is detected and corrected automatically. Its copy-on-write (CoW) mechanism means that snapshots are instantaneous and space-efficient — crucial for backups and template management.</text:p>
      <text:p text:style-name="P4"/>
      <text:p text:style-name="P4">You can create and manage ZFS pools directly from the GUI or command line. Pools can be mirrored, striped, or use RAIDZ configurations depending on your drives. ZFS also supports **compression** (LZ4 by default) and **deduplication** (though it’s memory-intensive).</text:p>
      <text:p text:style-name="P4"/>
      <text:p text:style-name="P4">Each VM disk on ZFS is a dataset, which means it inherits all of ZFS’s features — snapshots, quotas, and replication. The Proxmox scheduler can perform **ZFS replication** between nodes, transferring incremental snapshots over SSH. This feature makes it possible to achieve near real-time replication and seamless disaster recovery without external tools.</text:p>
      <text:p text:style-name="P4"/>
      <text:p text:style-name="P4">---</text:p>
      <text:p text:style-name="P4"/>
      <text:p text:style-name="P4">### 6. Ceph RBD — distributed block storage</text:p>
      <text:p text:style-name="P4"/>
      <text:p text:style-name="P4">In clustered Proxmox environments, **Ceph** is often the storage backbone. Ceph integrates tightly with Proxmox VE through the GUI and CLI, allowing you to deploy and manage a Ceph cluster directly from within Proxmox’s web interface.</text:p>
      <text:p text:style-name="P4"/>
      <text:p text:style-name="P4">Ceph works by distributing data across multiple **OSDs (Object Storage Daemons)**, which reside on disks across nodes. It provides redundancy by replicating or erasure-coding data, ensuring that no single node failure causes data loss. The RADOS Block Device (RBD) interface exposes Ceph storage as virtual block devices to the Proxmox cluster.</text:p>
      <text:p text:style-name="P4"/>
      <text:p text:style-name="P4">For virtual machines, Ceph RBD volumes appear as networked block devices that all nodes can access simultaneously. This shared access makes live migration and HA straightforward: a VM can be moved between nodes without moving its storage, since the disk exists everywhere logically.</text:p>
      <text:p text:style-name="P4"/>
      <text:p text:style-name="P4"><text:soft-page-break/>Ceph’s self-healing and scaling capabilities make it enterprise-grade — nodes can be added, disks replaced, and data automatically rebalanced. It’s the storage of choice when high availability and scalability are paramount.</text:p>
      <text:p text:style-name="P4"/>
      <text:p text:style-name="P4">---</text:p>
      <text:p text:style-name="P4"/>
      <text:p text:style-name="P4">### 7. Backup storage and Proxmox Backup Server integration</text:p>
      <text:p text:style-name="P4"/>
      <text:p text:style-name="P4">While VM disks and templates live on primary storage, **backups** have their own requirements: they need to be reliable, deduplicated, and ideally off-node. Proxmox offers several backup destinations — local directories, NFS shares, or dedicated **Proxmox Backup Server (PBS)** repositories.</text:p>
      <text:p text:style-name="P4"/>
      <text:p text:style-name="P4">PBS, introduced alongside Proxmox VE 6, is a purpose-built companion product designed for fast, incremental, deduplicated backups of VMs and containers. When you configure a PBS datastore in `storage.cfg`, Proxmox communicates with it using an authenticated API, and backups are transferred in compressed chunks, making incremental backups extremely efficient.</text:p>
      <text:p text:style-name="P4"/>
      <text:p text:style-name="P4">For example:</text:p>
      <text:p text:style-name="P4"/>
      <text:p text:style-name="P4">```</text:p>
      <text:p text:style-name="P4">pbs: my-backup</text:p>
      <text:p text:style-name="P4"><text:s text:c="4"/>server backupnode.local</text:p>
      <text:p text:style-name="P4"><text:s text:c="4"/>datastore main</text:p>
      <text:p text:style-name="P4"><text:s text:c="4"/>username backup@pbs</text:p>
      <text:p text:style-name="P4"><text:s text:c="4"/>content backup</text:p>
      <text:p text:style-name="P4">```</text:p>
      <text:p text:style-name="P4"/>
      <text:p text:style-name="P4">Once added, you can schedule backups through the web interface, store them on the PBS system, and even use **Proxmox’s built-in verification and pruning policies** to maintain retention and integrity.</text:p>
      <text:p text:style-name="P4"/>
      <text:p text:style-name="P4">---</text:p>
      <text:p text:style-name="P4"/>
      <text:p text:style-name="P4">### 8. Managing and monitoring storage</text:p>
      <text:p text:style-name="P4"/>
      <text:p text:style-name="P4">The Proxmox web GUI provides real-time visibility into each storage’s capacity, usage, and I/O activity. The “Storage” view under each node lists the available backends, their total and used space, and the types of content they hold. You can create and delete volumes, upload ISOs, or restore backups directly from this interface.</text:p>
      <text:p text:style-name="P4"/>
      <text:p text:style-name="P4">In larger environments, you’ll often combine multiple storage types: fast local NVMe drives (ZFS) for running active workloads, a shared Ceph pool for HA, and network shares for ISO and backup storage. Proxmox allows all of these to coexist seamlessly. The scheduler and backup system are storage-aware, meaning they won’t attempt invalid operations such as snapshotting a non-snapshot-capable backend.</text:p>
      <text:p text:style-name="P4"/>
      <text:p text:style-name="P4">Monitoring extends to the CLI and API as well. Commands like `pvesm status` and `pvesm list` provide detailed insights into backend health, space usage, and latency. When combined with standard Linux tools like `iostat`, `zpool status`, or `rados df`, administrators can gain a complete picture of storage performance across layers.</text:p>
      <text:p text:style-name="P4"/>
      <text:p text:style-name="P4"><text:soft-page-break/>---</text:p>
      <text:p text:style-name="P4"/>
      <text:p text:style-name="P4">### 9. Putting it all together — a practical example</text:p>
      <text:p text:style-name="P4"/>
      <text:p text:style-name="P4">Imagine you have a single Proxmox host with two NVMe drives and one 4TB HDD. You might configure:</text:p>
      <text:p text:style-name="P4"/>
      <text:p text:style-name="P4">* A **ZFS mirror** (`rpool`) on the NVMe drives for VM disks and containers (`content: images,rootdir`).</text:p>
      <text:p text:style-name="P4">* A **directory backend** (`local`) on the HDD for backups and ISO images.</text:p>
      <text:p text:style-name="P4"/>
      <text:p text:style-name="P4">Later, as you expand to multiple nodes, you introduce:</text:p>
      <text:p text:style-name="P4"/>
      <text:p text:style-name="P4">* A **Ceph cluster** with three nodes, using each node’s SSDs as OSDs, creating a distributed RBD pool shared across the cluster.</text:p>
      <text:p text:style-name="P4">* A **Proxmox Backup Server** connected via 10GbE for deduplicated, off-node backups.</text:p>
      <text:p text:style-name="P4"/>
      <text:p text:style-name="P4">From the user’s perspective, all of these storage systems appear as selectable options in the GUI drop-downs when creating or managing virtual machines. The complexity of the underlying physical infrastructure — disks, pools, networks — remains hidden behind a clean, uniform interface.</text:p>
      <text:p text:style-name="P4"/>
      <text:p text:style-name="P4">---</text:p>
      <text:p text:style-name="P4"/>
      <text:p text:style-name="P4">In conclusion, storage management in Proxmox VE is both conceptually elegant and technically robust. It builds on open, battle-tested technologies — ZFS, LVM, Ceph, NFS, and others — while unifying them under a common management framework. This means that whether you are provisioning a single local VM disk on a workstation or orchestrating a high-availability Ceph cluster across a data center, you interact with storage in precisely the same way.</text:p>
      <text:p text:style-name="P4"/>
      <text:p text:style-name="P4">Proxmox’s design philosophy — abstraction without opacity — ensures that administrators retain complete control over the underlying Linux storage stack while benefiting from automation, snapshots, backups, and seamless integration across nodes. In the end, this balance between transparency and automation is what makes storage in Proxmox VE not just powerful but deeply satisfying to work with: every disk, every byte, and every replication job operates within a system that is both understandable and trustworthy.</text:p>
      <text:p text:style-name="P4"/>
      <text:p text:style-name="P4">6. Virtual guest management (creating, managing, and understanding the various options and possibilities for Vms and Linux OS containers (LXC))</text:p>
      <text:p text:style-name="P4"/>
      <text:p text:style-name="P4">7. Migration to Proxmox VE from other hypervisors (V2V) and bare-metal machines (P2V) and recommended post-migration steps</text:p>
      <text:p text:style-name="P4"/>
      <text:p text:style-name="P4">8. Backup and restore strategies: Backing up guests,exploring the integration with Proxmox Backup server, retention management and restore possibilities</text:p>
      <text:p text:style-name="P4"/>
      <text:p text:style-name="P4">9. Authentication and Permissions (Users, groups, authentication realms, and permission schemes)</text:p>
      <text:p text:style-name="P4"/>
      <text:p text:style-name="P4">10. Integrated Firewall</text:p>
      <text:p text:style-name="P4"/>
      <text:p text:style-name="P4">11. Troubleshooting common issues</text:p>
      <text:p text:style-name="P4"/>
      <text:p text:style-name="P14"><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09:11:10.819060300</meta:creation-date>
    <dc:date>2025-11-16T12:27:43.057492700</dc:date>
    <meta:editing-duration>PT4H50M1S</meta:editing-duration>
    <meta:editing-cycles>30</meta:editing-cycles>
    <meta:generator>LibreOffice/25.2.6.2$Windows_X86_64 LibreOffice_project/729c5bfe710f5eb71ed3bbde9e06a6065e9c6c5d</meta:generator>
    <meta:document-statistic meta:table-count="0" meta:image-count="0" meta:object-count="0" meta:page-count="24" meta:paragraph-count="469" meta:word-count="8621" meta:character-count="56653" meta:non-whitespace-character-count="48198"/>
  </office:meta>
</office:document-meta>
</file>